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tudent@T14:~$ cd ajce</text:span></text:p>
      <text:p text:style-name="P1"><text:span text:style-name="T1">student@T14:~/ajce$ cd mca</text:span></text:p>
      <text:p text:style-name="P1"><text:span text:style-name="T1">student@T14:~/ajce/mca$ cd regular</text:span></text:p>
      <text:p text:style-name="P1"><text:span text:style-name="T1">student@T14:~/ajce/mca/regular$ cd sample.txt</text:span></text:p>
      <text:p text:style-name="P1"><text:span text:style-name="T1">bash: cd: sample.txt: No such file or directory</text:span></text:p>
      <text:p text:style-name="P1"><text:span text:style-name="T1">student@T14:~/ajce/mca/regular$ cat sample.txt</text:span></text:p>
      <text:p text:style-name="P1"><text:span text:style-name="T1">cat: sample.txt: No such file or directory</text:span></text:p>
      <text:p text:style-name="P1"><text:span text:style-name="T1">student@T14:~/ajce/mca/regular$ cat sample.text</text:span></text:p>
      <text:p text:style-name="P1"><text:span text:style-name="T1">Hai.... Welcome to System Design lab</text:span></text:p>
      <text:p text:style-name="P1"><text:span text:style-name="T1">student@T14:~/ajce/mca/regular$ cat &gt; newfile.txt</text:span></text:p>
      <text:p text:style-name="P1"><text:span text:style-name="T1">hello dear...</text:span></text:p>
      <text:p text:style-name="P1"><text:span text:style-name="T1">^Z</text:span></text:p>
      <text:p text:style-name="P1"><text:span text:style-name="T1">[1]+<text:s text:c="2"/>Stopped<text:s text:c="17"/>cat &gt; newfile.txt</text:span></text:p>
      <text:p text:style-name="P1"><text:span text:style-name="T1">student@T14:~/ajce/mca/regular$ cat newfile.txt</text:span></text:p>
      <text:p text:style-name="P1"><text:span text:style-name="T1">hello dear...</text:span></text:p>
      <text:p text:style-name="P1"><text:span text:style-name="T1">student@T14:~/ajce/mca/regular$ cat sample.text newfile.txt</text:span></text:p>
      <text:p text:style-name="P1"><text:span text:style-name="T1">Hai.... Welcome to System Design lab</text:span></text:p>
      <text:p text:style-name="P1"><text:span text:style-name="T1">hello dear...</text:span></text:p>
      <text:p text:style-name="P1"><text:span text:style-name="T1">student@T14:~/ajce/mca/regular$ cat newfile.txt &gt; mynewfile2.txt</text:span></text:p>
      <text:p text:style-name="P1"><text:span text:style-name="T1">student@T14:~/ajce/mca/regular$ cat sample.text mynewfile2.txt &gt; new.txt</text:span></text:p>
      <text:p text:style-name="P1"><text:span text:style-name="T1">student@T14:~/ajce/mca/regular$ cat sample.text; newfile.txt;</text:span></text:p>
      <text:p text:style-name="P1"><text:span text:style-name="T1">Hai.... Welcome to System Design lab</text:span></text:p>
      <text:p text:style-name="P1"><text:span text:style-name="T1">newfile.txt: command not found</text:span></text:p>
      <text:p text:style-name="P1"><text:span text:style-name="T1">student@T14:~/ajce/mca/regular$ cat sample.text; newfile.txt</text:span></text:p>
      <text:p text:style-name="P1"><text:span text:style-name="T1">Hai.... Welcome to System Design lab</text:span></text:p>
      <text:p text:style-name="P1"><text:span text:style-name="T1">newfile.txt: command not found</text:span></text:p>
      <text:p text:style-name="P1"><text:span text:style-name="T1">student@T14:~/ajce/mca/regular$ cat sample.text;newfile.txt</text:span></text:p>
      <text:p text:style-name="P1"><text:span text:style-name="T1">Hai.... Welcome to System Design lab</text:span></text:p>
      <text:p text:style-name="P1"><text:span text:style-name="T1">newfile.txt: command not found</text:span></text:p>
      <text:p text:style-name="P1"><text:span text:style-name="T1">student@T14:~/ajce/mca/regular$ cat sample.text; newfile.txt;</text:span></text:p>
      <text:p text:style-name="P1"><text:span text:style-name="T1">Hai.... Welcome to System Design lab</text:span></text:p>
      <text:p text:style-name="P1"><text:span text:style-name="T1">newfile.txt: command not found</text:span></text:p>
      <text:p text:style-name="P1"><text:span text:style-name="T1">student@T14:~/ajce/mca/regular$ cat sample.text; newfile.txt;</text:span></text:p>
      <text:p text:style-name="P1"><text:span text:style-name="T1">Hai.... Welcome to System Design lab</text:span></text:p>
      <text:p text:style-name="P1"><text:span text:style-name="T1">newfile.txt: command not found</text:span></text:p>
      <text:p text:style-name="P1"><text:span text:style-name="T1">student@T14:~/ajce/mca/regular$ cat &gt; numbers.txt</text:span></text:p>
      <text:p text:style-name="P1"><text:span text:style-name="T1">^Z</text:span></text:p>
      <text:p text:style-name="P1"><text:span text:style-name="T1">[2]+<text:s text:c="2"/>Stopped<text:s text:c="17"/>cat &gt; numbers.txt</text:span></text:p>
      <text:p text:style-name="P1"><text:span text:style-name="T1">student@T14:~/ajce/mca/regular$ cat numbers.txt</text:span></text:p>
      <text:p text:style-name="P1"><text:span text:style-name="T1">1</text:span></text:p>
      <text:p text:style-name="P1"><text:span text:style-name="T1">2</text:span></text:p>
      <text:p text:style-name="P1"><text:span text:style-name="T1">3</text:span></text:p>
      <text:p text:style-name="P1"><text:span text:style-name="T1">4</text:span></text:p>
      <text:p text:style-name="P1"><text:span text:style-name="T1">5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6</text:span></text:p>
      <text:p text:style-name="P1"><text:span text:style-name="T3">7</text:span></text:p>
      <text:p text:style-name="P1"><text:span text:style-name="T3">8</text:span></text:p>
      <text:p text:style-name="P1"><text:span text:style-name="T3">9</text:span></text:p>
      <text:p text:style-name="P1"><text:span text:style-name="T4"/></text:p>
      <text:p text:style-name="P1"><text:span text:style-name="T5">student@T14:~/ajce/mca/regular$ cat -s numbers.txt</text:span></text:p>
      <text:p text:style-name="P1"><text:span text:style-name="T5">1</text:span></text:p>
      <text:p text:style-name="P1"><text:span text:style-name="T5">2</text:span></text:p>
      <text:p text:style-name="P1"><text:span text:style-name="T5">3</text:span></text:p>
      <text:p text:style-name="P1"><text:span text:style-name="T5">4</text:span></text:p>
      <text:p text:style-name="P1"><text:span text:style-name="T5">5</text:span></text:p>
      <text:p text:style-name="P1"><text:span text:style-name="T6"/></text:p>
      <text:p text:style-name="P1"><text:span text:style-name="T7">6</text:span></text:p>
      <text:p text:style-name="P1"><text:span text:style-name="T7">7</text:span></text:p>
      <text:p text:style-name="P1"><text:span text:style-name="T7">8</text:span></text:p>
      <text:p text:style-name="P1"><text:span text:style-name="T7">9</text:span></text:p>
      <text:p text:style-name="P1"><text:span text:style-name="T8"/></text:p>
      <text:p text:style-name="P1"><text:span text:style-name="T9">student@T14:~/ajce/mca/regular$ cat -s numbers.txt</text:span></text:p>
      <text:p text:style-name="P1"><text:span text:style-name="T9">1</text:span></text:p>
      <text:p text:style-name="P1"><text:span text:style-name="T9">2</text:span></text:p>
      <text:p text:style-name="P1"><text:span text:style-name="T9">3</text:span></text:p>
      <text:p text:style-name="P1"><text:span text:style-name="T9">4</text:span></text:p>
      <text:p text:style-name="P1"><text:span text:style-name="T9">5</text:span></text:p>
      <text:p text:style-name="P1"><text:span text:style-name="T10"/></text:p>
      <text:p text:style-name="P1"><text:span text:style-name="T11">6</text:span></text:p>
      <text:p text:style-name="P1"><text:span text:style-name="T11">7</text:span></text:p>
      <text:p text:style-name="P1"><text:span text:style-name="T11">8</text:span></text:p>
      <text:p text:style-name="P1"><text:span text:style-name="T11">9</text:span></text:p>
      <text:p text:style-name="P1"><text:span text:style-name="T12"/></text:p>
      <text:p text:style-name="P1"><text:span text:style-name="T13">student@T14:~/ajce/mca/regular$ tac sample.text</text:span></text:p>
      <text:p text:style-name="P1"><text:span text:style-name="T13">Hai.... Welcome to System Design lab</text:span></text:p>
      <text:p text:style-name="P1"><text:span text:style-name="T13">student@T14:~/ajce/mca/regular$ tac numbers.txt</text:span></text:p>
      <text:p text:style-name="P1"><text:span text:style-name="T14"/></text:p>
      <text:p text:style-name="P1"><text:span text:style-name="T15">9</text:span></text:p>
      <text:p text:style-name="P1"><text:span text:style-name="T15">8</text:span></text:p>
      <text:p text:style-name="P1"><text:span text:style-name="T15">7</text:span></text:p>
      <text:p text:style-name="P1"><text:span text:style-name="T15">6</text:span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7">5</text:span></text:p>
      <text:p text:style-name="P1"><text:span text:style-name="T17">4</text:span></text:p>
      <text:p text:style-name="P1"><text:span text:style-name="T17">3</text:span></text:p>
      <text:p text:style-name="P1"><text:span text:style-name="T17">2</text:span></text:p>
      <text:p text:style-name="P1"><text:span text:style-name="T17">1</text:span></text:p>
      <text:p text:style-name="P1"><text:span text:style-name="T17">student@T14:~/ajce/mca/regular$ cat sample.text &gt;&gt; numbers.txt</text:span></text:p>
      <text:p text:style-name="P1"><text:span text:style-name="T17">student@T14:~/ajce/mca/regular$ numbers.txt</text:span></text:p>
      <text:p text:style-name="P1"><text:span text:style-name="T17">numbers.txt: command not found</text:span></text:p>
      <text:p text:style-name="P1"><text:span text:style-name="T17">student@T14:~/ajce/mca/regular$ cat numbers.txt</text:span></text:p>
      <text:p text:style-name="P1"><text:span text:style-name="T17">1</text:span></text:p>
      <text:p text:style-name="P1"><text:span text:style-name="T17">2</text:span></text:p>
      <text:p text:style-name="P1"><text:span text:style-name="T17">3</text:span></text:p>
      <text:p text:style-name="P1"><text:span text:style-name="T17">4</text:span></text:p>
      <text:p text:style-name="P1"><text:span text:style-name="T17">5</text:span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9">6</text:span></text:p>
      <text:p text:style-name="P1"><text:span text:style-name="T19">7</text:span></text:p>
      <text:p text:style-name="P1"><text:span text:style-name="T19">8</text:span></text:p>
      <text:p text:style-name="P1"><text:span text:style-name="T19">9</text:span></text:p>
      <text:p text:style-name="P1"><text:span text:style-name="T20"/></text:p>
      <text:p text:style-name="P1"><text:span text:style-name="T21">Hai.... Welcome to System Design lab</text:span></text:p>
      <text:p text:style-name="P1"><text:span text:style-name="T21">student@T14:~/ajce/mca/regular$ cat -e sample.text</text:span></text:p>
      <text:p text:style-name="P1"><text:span text:style-name="T21">Hai.... Welcome to System Design lab$</text:span></text:p>
      <text:p text:style-name="P1"><text:span text:style-name="T21">student@T14:~/ajce/mca/regular$ cat -p sample.text</text:span></text:p>
      <text:p text:style-name="P1"><text:span text:style-name="T21">cat: invalid option -- 'p'</text:span></text:p>
      <text:p text:style-name="P1"><text:span text:style-name="T21">Try 'cat --help' for more information.</text:span></text:p>
      <text:p text:style-name="P1"><text:span text:style-name="T21">student@T14:~/ajce/mca/regular$ cat -b sample.text</text:span></text:p>
      <text:p text:style-name="P1"><text:span text:style-name="T21"><text:s text:c="5"/>1<text:tab/>Hai.... Welcome to System Design lab</text:span></text:p>
      <text:p text:style-name="P1"><text:span text:style-name="T21">student@T14:~/ajce/mca/regular$ cat -b numbers.txt</text:span></text:p>
      <text:p text:style-name="P1"><text:span text:style-name="T21"><text:s text:c="5"/>1<text:tab/>1</text:span></text:p>
      <text:p text:style-name="P1"><text:span text:style-name="T21"><text:s text:c="5"/>2<text:tab/>2</text:span></text:p>
      <text:p text:style-name="P1"><text:span text:style-name="T21"><text:s text:c="5"/>3<text:tab/>3</text:span></text:p>
      <text:p text:style-name="P1"><text:span text:style-name="T21"><text:s text:c="5"/>4<text:tab/>4</text:span></text:p>
      <text:p text:style-name="P1"><text:span text:style-name="T21"><text:s text:c="5"/>5<text:tab/>5</text:span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3"><text:s text:c="5"/>6<text:tab/>6</text:span></text:p>
      <text:p text:style-name="P1"><text:span text:style-name="T23"><text:s text:c="5"/>7<text:tab/>7</text:span></text:p>
      <text:p text:style-name="P1"><text:span text:style-name="T23"><text:s text:c="5"/>8<text:tab/>8</text:span></text:p>
      <text:p text:style-name="P1"><text:span text:style-name="T23"><text:s text:c="5"/>9<text:tab/>9</text:span></text:p>
      <text:p text:style-name="P1"><text:span text:style-name="T24"/></text:p>
      <text:p text:style-name="P1"><text:span text:style-name="T25"><text:s text:c="4"/>10<text:tab/>Hai.... Welcome to System Design lab</text:span></text:p>
      <text:p text:style-name="P1"><text:span text:style-name="T25">student@T14:~/ajce/mca/regular$ cat * .txt</text:span></text:p>
      <text:p text:style-name="P1"><text:span text:style-name="T25">hello dear...</text:span></text:p>
      <text:p text:style-name="P1"><text:span text:style-name="T25">hello dear...</text:span></text:p>
      <text:p text:style-name="P1"><text:span text:style-name="T25">Hai.... Welcome to System Design lab</text:span></text:p>
      <text:p text:style-name="P1"><text:span text:style-name="T25">hello dear...</text:span></text:p>
      <text:p text:style-name="P1"><text:span text:style-name="T25">1</text:span></text:p>
      <text:p text:style-name="P1"><text:span text:style-name="T25">2</text:span></text:p>
      <text:p text:style-name="P1"><text:span text:style-name="T25">3</text:span></text:p>
      <text:p text:style-name="P1"><text:span text:style-name="T25">4</text:span></text:p>
      <text:p text:style-name="P1"><text:span text:style-name="T25">5</text:span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1"><text:span text:style-name="T27">6</text:span></text:p>
      <text:p text:style-name="P1"><text:span text:style-name="T27">7</text:span></text:p>
      <text:p text:style-name="P1"><text:span text:style-name="T27">8</text:span></text:p>
      <text:p text:style-name="P1"><text:span text:style-name="T27">9</text:span></text:p>
      <text:p text:style-name="P1"><text:span text:style-name="T28"/></text:p>
      <text:p text:style-name="P1"><text:span text:style-name="T29">Hai.... Welcome to System Design lab</text:span></text:p>
      <text:p text:style-name="P1"><text:span text:style-name="T29">Hai.... Welcome to System Design lab</text:span></text:p>
      <text:p text:style-name="P1"><text:span text:style-name="T29">cat: .txt: No such file or directory</text:span></text:p>
      <text:p text:style-name="P1"><text:span text:style-name="T29">student@T14:~/ajce/mca/regular$ cat &gt; file1.txt</text:span></text:p>
      <text:p text:style-name="P1"><text:span text:style-name="T29">hi....</text:span></text:p>
      <text:p text:style-name="P1"><text:span text:style-name="T29">^Z</text:span></text:p>
      <text:p text:style-name="P1"><text:span text:style-name="T29">[3]+<text:s text:c="2"/>Stopped<text:s text:c="17"/>cat &gt; file1.txt</text:span></text:p>
      <text:p text:style-name="P1"><text:span text:style-name="T29">student@T14:~/ajce/mca/regular$ mv file1.txt file2.txt</text:span></text:p>
      <text:p text:style-name="P1"><text:span text:style-name="T29">student@T14:~/ajce/mca/regular$ mv file2.txt integrated</text:span></text:p>
      <text:p text:style-name="P1"><text:span text:style-name="T29">student@T14:~/ajce/mca/regular$ mv </text:span></text:p>
      <text:p text:style-name="P1"><text:span text:style-name="T29">integrated<text:s text:c="6"/>mynewfile2.txt<text:s text:c="2"/>newfile.txt<text:s text:c="5"/>new.txt<text:s text:c="9"/>numbers.txt<text:s text:c="5"/>sample.text<text:s text:c="5"/></text:span></text:p>
      <text:p text:style-name="P1"><text:span text:style-name="T29">student@T14:~/ajce/mca/regular$ mv </text:span></text:p>
      <text:p text:style-name="P1"><text:span text:style-name="T29">integrated<text:s text:c="6"/>mynewfile2.txt<text:s text:c="2"/>newfile.txt<text:s text:c="5"/>new.txt<text:s text:c="9"/>numbers.txt<text:s text:c="5"/>sample.text<text:s text:c="5"/></text:span></text:p>
      <text:p text:style-name="P1"><text:span text:style-name="T29">student@T14:~/ajce/mca/regular$ ls</text:span></text:p>
      <text:p text:style-name="P1"><text:span text:style-name="T29">integrated<text:s text:c="2"/>mynewfile2.txt<text:s text:c="2"/>newfile.txt<text:s text:c="2"/>new.txt<text:s text:c="2"/>numbers.txt<text:s text:c="2"/>sample.text</text:span></text:p>
      <text:p text:style-name="P1"><text:span text:style-name="T29">student@T14:~/ajce/mca/regular$ cat &gt; file1.txt</text:span></text:p>
      <text:p text:style-name="P1"><text:span text:style-name="T29">hi</text:span></text:p>
      <text:p text:style-name="P1"><text:span text:style-name="T29">^Z</text:span></text:p>
      <text:p text:style-name="P1"><text:span text:style-name="T29">[4]+<text:s text:c="2"/>Stopped<text:s text:c="17"/>cat &gt; file1.txt</text:span></text:p>
      <text:p text:style-name="P1"><text:span text:style-name="T29">student@T14:~/ajce/mca/regular$ cat &gt; file2.txt</text:span></text:p>
      <text:p text:style-name="P1"><text:span text:style-name="T29">^Z</text:span></text:p>
      <text:p text:style-name="P1"><text:span text:style-name="T29">[5]+<text:s text:c="2"/>Stopped<text:s text:c="17"/>cat &gt; file2.txt</text:span></text:p>
      <text:p text:style-name="P1"><text:span text:style-name="T29">student@T14:~/ajce/mca/regular$ mv file1 file3</text:span></text:p>
      <text:p text:style-name="P1"><text:span text:style-name="T29">mv: cannot stat 'file1': No such file or directory</text:span></text:p>
      <text:p text:style-name="P1"><text:span text:style-name="T29">student@T14:~/ajce/mca/regular$ mv file1.txt file3.txt</text:span></text:p>
      <text:p text:style-name="P1"><text:span text:style-name="T29">student@T14:~/ajce/mca/regular$ mv * .txt lateral</text:span></text:p>
      <text:p text:style-name="P1"><text:span text:style-name="T29">mv: target 'lateral' is not a directory</text:span></text:p>
      <text:p text:style-name="P1"><text:span text:style-name="T29">student@T14:~/ajce/mca/regular$ ls</text:span></text:p>
      <text:p text:style-name="P1"><text:span text:style-name="T29">file2.txt<text:s text:c="2"/>file3.txt<text:s text:c="2"/>integrated<text:s text:c="2"/>mynewfile2.txt<text:s text:c="2"/>newfile.txt<text:s text:c="2"/>new.txt<text:s text:c="2"/>numbers.txt<text:s text:c="2"/>sample.text</text:span></text:p>
      <text:p text:style-name="P1"><text:span text:style-name="T29">student@T14:~/ajce/mca/regular$ mv file3.txt ..</text:span></text:p>
      <text:p text:style-name="P1"><text:span text:style-name="T29">student@T14:~/ajce/mca/regular$ ls</text:span></text:p>
      <text:p text:style-name="P1"><text:span text:style-name="T29">file2.txt<text:s text:c="2"/>integrated<text:s text:c="2"/>mynewfile2.txt<text:s text:c="2"/>newfile.txt<text:s text:c="2"/>new.txt<text:s text:c="2"/>numbers.txt<text:s text:c="2"/>sample.text</text:span></text:p>
      <text:p text:style-name="P1"><text:span text:style-name="T29">student@T14:~/ajce/mca/regular$ cd ..</text:span></text:p>
      <text:p text:style-name="P1"><text:span text:style-name="T29">student@T14:~/ajce/mca$ mv file3.txt lateral</text:span></text:p>
      <text:p text:style-name="P1"><text:span text:style-name="T29">student@T14:~/ajce/mca$ cd regular</text:span></text:p>
      <text:p text:style-name="P1"><text:span text:style-name="T29">student@T14:~/ajce/mca/regular$ mv new ..</text:span></text:p>
      <text:p text:style-name="P1"><text:span text:style-name="T29">student@T14:~/ajce/mca/regular$ cd ..</text:span></text:p>
      <text:p text:style-name="P1"><text:span text:style-name="T29">student@T14:~/ajce/mca$ ls</text:span></text:p>
      <text:p text:style-name="P1"><text:span text:style-name="T29">integrated<text:s text:c="2"/>lateral<text:s text:c="2"/>new<text:s text:c="2"/>out.txt<text:s text:c="2"/>regular</text:span></text:p>
      <text:p text:style-name="P1"><text:span text:style-name="T29">student@T14:~/ajce/mca$ mv new lateral</text:span></text:p>
      <text:p text:style-name="P1"><text:span text:style-name="T29">student@T14:~/ajce/mca$ cd lateral</text:span></text:p>
      <text:p text:style-name="P1"><text:span text:style-name="T29">student@T14:~/ajce/mca/lateral$ cd &gt;</text:span></text:p>
      <text:p text:style-name="P1"><text:span text:style-name="T29">bash: syntax error near unexpected token `newline'</text:span></text:p>
      <text:p text:style-name="P1"><text:span text:style-name="T29">student@T14:~/ajce/mca/lateral$ cd &gt; file1.txt</text:span></text:p>
      <text:p text:style-name="P1"><text:span text:style-name="T29">student@T14:~$ hello</text:span></text:p>
      <text:p text:style-name="P1"><text:span text:style-name="T30"/></text:p>
      <text:p text:style-name="P1"><text:span text:style-name="T31">Command 'hello' not found, but can be installed with:</text:span></text:p>
      <text:p text:style-name="P1"><text:span text:style-name="T32"/></text:p>
      <text:p text:style-name="P1"><text:span text:style-name="T33">apt install hello<text:s text:c="12"/></text:span></text:p>
      <text:p text:style-name="P1"><text:span text:style-name="T33">apt install hello-traditional</text:span></text:p>
      <text:p text:style-name="P1"><text:span text:style-name="T34"/></text:p>
      <text:p text:style-name="P1"><text:span text:style-name="T35">Ask your administrator to install one of them.</text:span></text:p>
      <text:p text:style-name="P1"><text:span text:style-name="T36"/></text:p>
      <text:p text:style-name="P1"><text:span text:style-name="T37">student@T14:~$ cat &gt; file.txt</text:span></text:p>
      <text:p text:style-name="P1"><text:span text:style-name="T37">hello</text:span></text:p>
      <text:p text:style-name="P1"><text:span text:style-name="T37">^Z</text:span></text:p>
      <text:p text:style-name="P1"><text:span text:style-name="T37">[6]+<text:s text:c="2"/>Stopped<text:s text:c="17"/>cat &gt; file.txt</text:span></text:p>
      <text:p text:style-name="P1"><text:span text:style-name="T37">student@T14:~$ mv file1.txt file3.txt new</text:span></text:p>
      <text:p text:style-name="P1"><text:span text:style-name="T37">mv: target 'new' is not a directory</text:span></text:p>
      <text:p text:style-name="P1"><text:span text:style-name="T37">student@T14:~$ mv file1.txt file3.txt ..</text:span></text:p>
      <text:p text:style-name="P1"><text:span text:style-name="T37">mv: cannot stat 'file1.txt': No such file or directory</text:span></text:p>
      <text:p text:style-name="P1"><text:span text:style-name="T37">mv: cannot stat 'file3.txt': No such file or directory</text:span></text:p>
      <text:p text:style-name="P1"><text:span text:style-name="T37">student@T14:~$ mv * .txt new</text:span></text:p>
      <text:p text:style-name="P1"><text:span text:style-name="T37">mv: target 'new' is not a directory</text:span></text:p>
      <text:p text:style-name="P1"><text:span text:style-name="T37">student@T14:~$ cd ajce</text:span></text:p>
      <text:p text:style-name="P1"><text:span text:style-name="T37">student@T14:~/ajce$ cd mca</text:span></text:p>
      <text:p text:style-name="P1"><text:span text:style-name="T37">student@T14:~/ajce/mca$ cd lateral</text:span></text:p>
      <text:p text:style-name="P1"><text:span text:style-name="T37">student@T14:~/ajce/mca/lateral$ mv * .txt new</text:span></text:p>
      <text:p text:style-name="P1"><text:span text:style-name="T37">mv: cannot move 'new' to a subdirectory of itself, 'new/new'</text:span></text:p>
      <text:p text:style-name="P1"><text:span text:style-name="T37">mv: cannot stat '.txt': No such file or directory</text:span></text:p>
      <text:p text:style-name="P1"><text:span text:style-name="T37">student@T14:~/ajce/mca/lateral$ mv * .txt ..</text:span></text:p>
      <text:p text:style-name="P1"><text:span text:style-name="T37">mv: cannot stat '.txt': No such file or directory</text:span></text:p>
      <text:p text:style-name="P1"><text:span text:style-name="T37">student@T14:~/ajce/mca/lateral$ cd ..</text:span></text:p>
      <text:p text:style-name="P1"><text:span text:style-name="T37">student@T14:~/ajce/mca$ mv new lateral</text:span></text:p>
      <text:p text:style-name="P1"><text:span text:style-name="T37">student@T14:~/ajce/mca$ cat &gt; file4.txt</text:span></text:p>
      <text:p text:style-name="P1"><text:span text:style-name="T37">^Z</text:span></text:p>
      <text:p text:style-name="P1"><text:span text:style-name="T37">[7]+<text:s text:c="2"/>Stopped<text:s text:c="17"/>cat &gt; file4.txt</text:span></text:p>
      <text:p text:style-name="P1"><text:span text:style-name="T37">student@T14:~/ajce/mca$ </text:span></text:p>
      <text:p text:style-name="P1"><text:span text:style-name="T37">student@T14:~/ajce/mca$ cd lateral</text:span></text:p>
      <text:p text:style-name="P1"><text:span text:style-name="T37">student@T14:~/ajce/mca/lateral$ cat &gt; file4.txt</text:span></text:p>
      <text:p text:style-name="P1"><text:span text:style-name="T37">^Z</text:span></text:p>
      <text:p text:style-name="P1"><text:span text:style-name="T37">[8]+<text:s text:c="2"/>Stopped<text:s text:c="17"/>cat &gt; file4.txt</text:span></text:p>
      <text:p text:style-name="P1"><text:span text:style-name="T37">student@T14:~/ajce/mca/lateral$ mv file4.txt new</text:span></text:p>
      <text:p text:style-name="P1"><text:span text:style-name="T37">student@T14:~/ajce/mca/lateral$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